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shapes>
          <draw:frame draw:z-index="1" draw:id="id0" draw:style-name="a0" draw:name="Chart 1" svg:x="0.48386in" svg:y="3.41693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7.24449in" svg:y="3.52165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watki</text:p>
          </table:table-cell>
          <table:table-cell office:value-type="string" table:style-name="ce1">
            <text:p>avg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Przyspieszenie</text:p>
          </table:table-cell>
          <table:table-cell office:value-type="string" table:style-name="ce1">
            <text:p>Przyspieszenie idealne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66.5199999999995" table:formula="of:=SUM([.C2:.L2])/10" table:style-name="ce1">
            <text:p>2766.52</text:p>
          </table:table-cell>
          <table:table-cell office:value-type="float" office:value="2705.08" table:style-name="ce1">
            <text:p>2705.08</text:p>
          </table:table-cell>
          <table:table-cell office:value-type="float" office:value="2727.72" table:style-name="ce1">
            <text:p>2727.72</text:p>
          </table:table-cell>
          <table:table-cell office:value-type="float" office:value="2831.76" table:style-name="ce1">
            <text:p>2831.76</text:p>
          </table:table-cell>
          <table:table-cell office:value-type="float" office:value="2750.79" table:style-name="ce1">
            <text:p>2750.79</text:p>
          </table:table-cell>
          <table:table-cell office:value-type="float" office:value="2751.38" table:style-name="ce1">
            <text:p>2751.38</text:p>
          </table:table-cell>
          <table:table-cell office:value-type="float" office:value="2736.44" table:style-name="ce1">
            <text:p>2736.44</text:p>
          </table:table-cell>
          <table:table-cell office:value-type="float" office:value="2779.31" table:style-name="ce1">
            <text:p>2779.31</text:p>
          </table:table-cell>
          <table:table-cell office:value-type="float" office:value="2817.6" table:style-name="ce1">
            <text:p>2817.6</text:p>
          </table:table-cell>
          <table:table-cell office:value-type="float" office:value="2837.23" table:style-name="ce1">
            <text:p>2837.23</text:p>
          </table:table-cell>
          <table:table-cell office:value-type="float" office:value="2727.89" table:style-name="ce1">
            <text:p>2727.89</text:p>
          </table:table-cell>
          <table:table-cell table:style-name="ce1"/>
          <table:table-cell office:value-type="float" office:value="1" table:formula="of:=[.$B$2]/[.B2]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91.1279999999999" table:formula="of:=SUM([.C3:.L3])/10" table:style-name="ce1">
            <text:p>1391.128</text:p>
          </table:table-cell>
          <table:table-cell office:value-type="float" office:value="1375.05" table:style-name="ce1">
            <text:p>1375.05</text:p>
          </table:table-cell>
          <table:table-cell office:value-type="float" office:value="1399.15" table:style-name="ce1">
            <text:p>1399.15</text:p>
          </table:table-cell>
          <table:table-cell office:value-type="float" office:value="1380.45" table:style-name="ce1">
            <text:p>1380.45</text:p>
          </table:table-cell>
          <table:table-cell office:value-type="float" office:value="1376.82" table:style-name="ce1">
            <text:p>1376.82</text:p>
          </table:table-cell>
          <table:table-cell office:value-type="float" office:value="1410.99" table:style-name="ce1">
            <text:p>1410.99</text:p>
          </table:table-cell>
          <table:table-cell office:value-type="float" office:value="1385.03" table:style-name="ce1">
            <text:p>1385.03</text:p>
          </table:table-cell>
          <table:table-cell office:value-type="float" office:value="1381.4" table:style-name="ce1">
            <text:p>1381.4</text:p>
          </table:table-cell>
          <table:table-cell office:value-type="float" office:value="1406.23" table:style-name="ce1">
            <text:p>1406.23</text:p>
          </table:table-cell>
          <table:table-cell office:value-type="float" office:value="1404.69" table:style-name="ce1">
            <text:p>1404.69</text:p>
          </table:table-cell>
          <table:table-cell office:value-type="float" office:value="1391.47" table:style-name="ce1">
            <text:p>1391.47</text:p>
          </table:table-cell>
          <table:table-cell table:style-name="ce1"/>
          <table:table-cell office:value-type="float" office:value="1.9886883162440836" table:formula="of:=[.$B$2]/[.B3]" table:style-name="ce1">
            <text:p>1.988688316</text:p>
          </table:table-cell>
          <table:table-cell office:value-type="float" office:value="2" table:style-name="ce1">
            <text:p>2</text:p>
          </table:table-cell>
          <table:table-cell table:number-columns-repeated="1636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39.54570000000001" table:formula="of:=SUM([.C4:.L4])/10" table:style-name="ce1">
            <text:p>939.5457</text:p>
          </table:table-cell>
          <table:table-cell office:value-type="float" office:value="942.64" table:style-name="ce1">
            <text:p>942.64</text:p>
          </table:table-cell>
          <table:table-cell office:value-type="float" office:value="926.476" table:style-name="ce1">
            <text:p>926.476</text:p>
          </table:table-cell>
          <table:table-cell office:value-type="float" office:value="929.79600000000005" table:style-name="ce1">
            <text:p>929.796</text:p>
          </table:table-cell>
          <table:table-cell office:value-type="float" office:value="930.524" table:style-name="ce1">
            <text:p>930.524</text:p>
          </table:table-cell>
          <table:table-cell office:value-type="float" office:value="962.41499999999996" table:style-name="ce1">
            <text:p>962.415</text:p>
          </table:table-cell>
          <table:table-cell office:value-type="float" office:value="929.86500000000001" table:style-name="ce1">
            <text:p>929.865</text:p>
          </table:table-cell>
          <table:table-cell office:value-type="float" office:value="929.601" table:style-name="ce1">
            <text:p>929.601</text:p>
          </table:table-cell>
          <table:table-cell office:value-type="float" office:value="971.90899999999999" table:style-name="ce1">
            <text:p>971.909</text:p>
          </table:table-cell>
          <table:table-cell office:value-type="float" office:value="928.58600000000001" table:style-name="ce1">
            <text:p>928.586</text:p>
          </table:table-cell>
          <table:table-cell office:value-type="float" office:value="943.64499999999998" table:style-name="ce1">
            <text:p>943.645</text:p>
          </table:table-cell>
          <table:table-cell table:style-name="ce1"/>
          <table:table-cell office:value-type="float" office:value="2.9445294678055571" table:formula="of:=[.$B$2]/[.B4]" table:style-name="ce1">
            <text:p>2.944529468</text:p>
          </table:table-cell>
          <table:table-cell office:value-type="float" office:value="3" table:style-name="ce1">
            <text:p>3</text:p>
          </table:table-cell>
          <table:table-cell table:number-columns-repeated="1636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34.14279999999985" table:formula="of:=SUM([.C5:.L5])/10" table:style-name="ce1">
            <text:p>734.1428</text:p>
          </table:table-cell>
          <table:table-cell office:value-type="float" office:value="727.06500000000005" table:style-name="ce1">
            <text:p>727.065</text:p>
          </table:table-cell>
          <table:table-cell office:value-type="float" office:value="707.28499999999997" table:style-name="ce1">
            <text:p>707.285</text:p>
          </table:table-cell>
          <table:table-cell office:value-type="float" office:value="709.89800000000002" table:style-name="ce1">
            <text:p>709.898</text:p>
          </table:table-cell>
          <table:table-cell office:value-type="float" office:value="748.44100000000003" table:style-name="ce1">
            <text:p>748.441</text:p>
          </table:table-cell>
          <table:table-cell office:value-type="float" office:value="710.53899999999999" table:style-name="ce1">
            <text:p>710.539</text:p>
          </table:table-cell>
          <table:table-cell office:value-type="float" office:value="749.91499999999996" table:style-name="ce1">
            <text:p>749.915</text:p>
          </table:table-cell>
          <table:table-cell office:value-type="float" office:value="758.38699999999994" table:style-name="ce1">
            <text:p>758.387</text:p>
          </table:table-cell>
          <table:table-cell office:value-type="float" office:value="738.49400000000003" table:style-name="ce1">
            <text:p>738.494</text:p>
          </table:table-cell>
          <table:table-cell office:value-type="float" office:value="747.77200000000005" table:style-name="ce1">
            <text:p>747.772</text:p>
          </table:table-cell>
          <table:table-cell office:value-type="float" office:value="743.63199999999995" table:style-name="ce1">
            <text:p>743.632</text:p>
          </table:table-cell>
          <table:table-cell table:style-name="ce1"/>
          <table:table-cell office:value-type="float" office:value="3.7683676799663499" table:formula="of:=[.$B$2]/[.B5]" table:style-name="ce1">
            <text:p>3.76836768</text:p>
          </table:table-cell>
          <table:table-cell office:value-type="float" office:value="4" table:style-name="ce1">
            <text:p>4</text:p>
          </table:table-cell>
          <table:table-cell table:number-columns-repeated="1636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57.3356" table:formula="of:=SUM([.C6:.L6])/10" table:style-name="ce1">
            <text:p>757.3356</text:p>
          </table:table-cell>
          <table:table-cell office:value-type="float" office:value="771.87199999999996" table:style-name="ce1">
            <text:p>771.872</text:p>
          </table:table-cell>
          <table:table-cell office:value-type="float" office:value="871.65599999999995" table:style-name="ce1">
            <text:p>871.656</text:p>
          </table:table-cell>
          <table:table-cell office:value-type="float" office:value="728.84100000000001" table:style-name="ce1">
            <text:p>728.841</text:p>
          </table:table-cell>
          <table:table-cell office:value-type="float" office:value="732.31600000000003" table:style-name="ce1">
            <text:p>732.316</text:p>
          </table:table-cell>
          <table:table-cell office:value-type="float" office:value="730.10299999999995" table:style-name="ce1">
            <text:p>730.103</text:p>
          </table:table-cell>
          <table:table-cell office:value-type="float" office:value="773.14200000000005" table:style-name="ce1">
            <text:p>773.142</text:p>
          </table:table-cell>
          <table:table-cell office:value-type="float" office:value="757.29200000000003" table:style-name="ce1">
            <text:p>757.292</text:p>
          </table:table-cell>
          <table:table-cell office:value-type="float" office:value="726.49699999999996" table:style-name="ce1">
            <text:p>726.497</text:p>
          </table:table-cell>
          <table:table-cell office:value-type="float" office:value="732.46299999999997" table:style-name="ce1">
            <text:p>732.463</text:p>
          </table:table-cell>
          <table:table-cell office:value-type="float" office:value="749.17399999999998" table:style-name="ce1">
            <text:p>749.174</text:p>
          </table:table-cell>
          <table:table-cell table:style-name="ce1"/>
          <table:table-cell office:value-type="float" office:value="3.6529644189445203" table:formula="of:=[.$B$2]/[.B6]" table:style-name="ce1">
            <text:p>3.652964419</text:p>
          </table:table-cell>
          <table:table-cell office:value-type="float" office:value="5" table:style-name="ce1">
            <text:p>5</text:p>
          </table:table-cell>
          <table:table-cell table:number-columns-repeated="1636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15.02860000000021" table:formula="of:=SUM([.C7:.L7])/10" table:style-name="ce1">
            <text:p>815.0286</text:p>
          </table:table-cell>
          <table:table-cell office:value-type="float" office:value="821.09500000000003" table:style-name="ce1">
            <text:p>821.095</text:p>
          </table:table-cell>
          <table:table-cell office:value-type="float" office:value="865.69399999999996" table:style-name="ce1">
            <text:p>865.694</text:p>
          </table:table-cell>
          <table:table-cell office:value-type="float" office:value="812.71699999999998" table:style-name="ce1">
            <text:p>812.717</text:p>
          </table:table-cell>
          <table:table-cell office:value-type="float" office:value="796.048" table:style-name="ce1">
            <text:p>796.048</text:p>
          </table:table-cell>
          <table:table-cell office:value-type="float" office:value="811.18899999999996" table:style-name="ce1">
            <text:p>811.189</text:p>
          </table:table-cell>
          <table:table-cell office:value-type="float" office:value="793.87199999999996" table:style-name="ce1">
            <text:p>793.872</text:p>
          </table:table-cell>
          <table:table-cell office:value-type="float" office:value="838.95699999999999" table:style-name="ce1">
            <text:p>838.957</text:p>
          </table:table-cell>
          <table:table-cell office:value-type="float" office:value="819.33199999999999" table:style-name="ce1">
            <text:p>819.332</text:p>
          </table:table-cell>
          <table:table-cell office:value-type="float" office:value="800.76" table:style-name="ce1">
            <text:p>800.76</text:p>
          </table:table-cell>
          <table:table-cell office:value-type="float" office:value="790.62199999999996" table:style-name="ce1">
            <text:p>790.622</text:p>
          </table:table-cell>
          <table:table-cell table:style-name="ce1"/>
          <table:table-cell office:value-type="float" office:value="3.3943839516797309" table:formula="of:=[.$B$2]/[.B7]" table:style-name="ce1">
            <text:p>3.394383952</text:p>
          </table:table-cell>
          <table:table-cell office:value-type="float" office:value="6" table:style-name="ce1">
            <text:p>6</text:p>
          </table:table-cell>
          <table:table-cell table:number-columns-repeated="1636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68.96849999999995" table:formula="of:=SUM([.C8:.L8])/10" table:style-name="ce1">
            <text:p>868.9685</text:p>
          </table:table-cell>
          <table:table-cell office:value-type="float" office:value="833.66499999999996" table:style-name="ce1">
            <text:p>833.665</text:p>
          </table:table-cell>
          <table:table-cell office:value-type="float" office:value="864.54399999999998" table:style-name="ce1">
            <text:p>864.544</text:p>
          </table:table-cell>
          <table:table-cell office:value-type="float" office:value="902.66399999999999" table:style-name="ce1">
            <text:p>902.664</text:p>
          </table:table-cell>
          <table:table-cell office:value-type="float" office:value="851.85400000000004" table:style-name="ce1">
            <text:p>851.854</text:p>
          </table:table-cell>
          <table:table-cell office:value-type="float" office:value="868.86199999999997" table:style-name="ce1">
            <text:p>868.862</text:p>
          </table:table-cell>
          <table:table-cell office:value-type="float" office:value="906.18100000000004" table:style-name="ce1">
            <text:p>906.181</text:p>
          </table:table-cell>
          <table:table-cell office:value-type="float" office:value="867.97299999999996" table:style-name="ce1">
            <text:p>867.973</text:p>
          </table:table-cell>
          <table:table-cell office:value-type="float" office:value="877.09" table:style-name="ce1">
            <text:p>877.09</text:p>
          </table:table-cell>
          <table:table-cell office:value-type="float" office:value="854.63199999999995" table:style-name="ce1">
            <text:p>854.632</text:p>
          </table:table-cell>
          <table:table-cell office:value-type="float" office:value="862.22" table:style-name="ce1">
            <text:p>862.22</text:p>
          </table:table-cell>
          <table:table-cell table:style-name="ce1"/>
          <table:table-cell office:value-type="float" office:value="3.1836827226763682" table:formula="of:=[.$B$2]/[.B8]" table:style-name="ce1">
            <text:p>3.18368272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91.98540000000003" table:formula="of:=SUM([.C9:.L9])/10" table:style-name="ce1">
            <text:p>791.9854</text:p>
          </table:table-cell>
          <table:table-cell office:value-type="float" office:value="786.6" table:style-name="ce1">
            <text:p>786.6</text:p>
          </table:table-cell>
          <table:table-cell office:value-type="float" office:value="784.56799999999998" table:style-name="ce1">
            <text:p>784.568</text:p>
          </table:table-cell>
          <table:table-cell office:value-type="float" office:value="801.36" table:style-name="ce1">
            <text:p>801.36</text:p>
          </table:table-cell>
          <table:table-cell office:value-type="float" office:value="793.76199999999994" table:style-name="ce1">
            <text:p>793.762</text:p>
          </table:table-cell>
          <table:table-cell office:value-type="float" office:value="794.78200000000004" table:style-name="ce1">
            <text:p>794.782</text:p>
          </table:table-cell>
          <table:table-cell office:value-type="float" office:value="802.86099999999999" table:style-name="ce1">
            <text:p>802.861</text:p>
          </table:table-cell>
          <table:table-cell office:value-type="float" office:value="780.52300000000002" table:style-name="ce1">
            <text:p>780.523</text:p>
          </table:table-cell>
          <table:table-cell office:value-type="float" office:value="823.89099999999996" table:style-name="ce1">
            <text:p>823.891</text:p>
          </table:table-cell>
          <table:table-cell office:value-type="float" office:value="781.16300000000001" table:style-name="ce1">
            <text:p>781.163</text:p>
          </table:table-cell>
          <table:table-cell office:value-type="float" office:value="770.34400000000005" table:style-name="ce1">
            <text:p>770.344</text:p>
          </table:table-cell>
          <table:table-cell table:style-name="ce1"/>
          <table:table-cell office:value-type="float" office:value="3.4931452019191256" table:formula="of:=[.$B$2]/[.B9]" table:style-name="ce1">
            <text:p>3.493145202</text:p>
          </table:table-cell>
          <table:table-cell office:value-type="float" office:value="8" table:style-name="ce1">
            <text:p>8</text:p>
          </table:table-cell>
          <table:table-cell table:number-columns-repeated="1636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64.51460000000009" table:formula="of:=SUM([.C10:.L10])/10" table:style-name="ce1">
            <text:p>764.5146</text:p>
          </table:table-cell>
          <table:table-cell office:value-type="float" office:value="747.85" table:style-name="ce1">
            <text:p>747.85</text:p>
          </table:table-cell>
          <table:table-cell office:value-type="float" office:value="744.72900000000004" table:style-name="ce1">
            <text:p>744.729</text:p>
          </table:table-cell>
          <table:table-cell office:value-type="float" office:value="743.16200000000003" table:style-name="ce1">
            <text:p>743.162</text:p>
          </table:table-cell>
          <table:table-cell office:value-type="float" office:value="733.64300000000003" table:style-name="ce1">
            <text:p>733.643</text:p>
          </table:table-cell>
          <table:table-cell office:value-type="float" office:value="722.92100000000005" table:style-name="ce1">
            <text:p>722.921</text:p>
          </table:table-cell>
          <table:table-cell office:value-type="float" office:value="845.99199999999996" table:style-name="ce1">
            <text:p>845.992</text:p>
          </table:table-cell>
          <table:table-cell office:value-type="float" office:value="753.38400000000001" table:style-name="ce1">
            <text:p>753.384</text:p>
          </table:table-cell>
          <table:table-cell office:value-type="float" office:value="742.58399999999995" table:style-name="ce1">
            <text:p>742.584</text:p>
          </table:table-cell>
          <table:table-cell office:value-type="float" office:value="794.31899999999996" table:style-name="ce1">
            <text:p>794.319</text:p>
          </table:table-cell>
          <table:table-cell office:value-type="float" office:value="816.56200000000001" table:style-name="ce1">
            <text:p>816.562</text:p>
          </table:table-cell>
          <table:table-cell table:style-name="ce1"/>
          <table:table-cell office:value-type="float" office:value="3.6186620896448534" table:formula="of:=[.$B$2]/[.B10]" table:style-name="ce1">
            <text:p>3.61866209</text:p>
          </table:table-cell>
          <table:table-cell office:value-type="float" office:value="9" table:style-name="ce1">
            <text:p>9</text:p>
          </table:table-cell>
          <table:table-cell table:number-columns-repeated="1636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40.80850000000009" table:formula="of:=SUM([.C11:.L11])/10" table:style-name="ce1">
            <text:p>840.8085</text:p>
          </table:table-cell>
          <table:table-cell office:value-type="float" office:value="782.33900000000006" table:style-name="ce1">
            <text:p>782.339</text:p>
          </table:table-cell>
          <table:table-cell office:value-type="float" office:value="873.30399999999997" table:style-name="ce1">
            <text:p>873.304</text:p>
          </table:table-cell>
          <table:table-cell office:value-type="float" office:value="889.029" table:style-name="ce1">
            <text:p>889.029</text:p>
          </table:table-cell>
          <table:table-cell office:value-type="float" office:value="802.27099999999996" table:style-name="ce1">
            <text:p>802.271</text:p>
          </table:table-cell>
          <table:table-cell office:value-type="float" office:value="815.03399999999999" table:style-name="ce1">
            <text:p>815.034</text:p>
          </table:table-cell>
          <table:table-cell office:value-type="float" office:value="823.46" table:style-name="ce1">
            <text:p>823.46</text:p>
          </table:table-cell>
          <table:table-cell office:value-type="float" office:value="811.76900000000001" table:style-name="ce1">
            <text:p>811.769</text:p>
          </table:table-cell>
          <table:table-cell office:value-type="float" office:value="806.34100000000001" table:style-name="ce1">
            <text:p>806.341</text:p>
          </table:table-cell>
          <table:table-cell office:value-type="float" office:value="869.726" table:style-name="ce1">
            <text:p>869.726</text:p>
          </table:table-cell>
          <table:table-cell office:value-type="float" office:value="934.81200000000001" table:style-name="ce1">
            <text:p>934.812</text:p>
          </table:table-cell>
          <table:table-cell table:style-name="ce1"/>
          <table:table-cell office:value-type="float" office:value="3.2903092678059265" table:formula="of:=[.$B$2]/[.B11]" table:style-name="ce1">
            <text:p>3.290309268</text:p>
          </table:table-cell>
          <table:table-cell office:value-type="float" office:value="10" table:style-name="ce1">
            <text:p>10</text:p>
          </table:table-cell>
          <table:table-cell table:number-columns-repeated="1636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20.11289999999985" table:formula="of:=SUM([.C12:.L12])/10" table:style-name="ce1">
            <text:p>820.1129</text:p>
          </table:table-cell>
          <table:table-cell office:value-type="float" office:value="803.23299999999995" table:style-name="ce1">
            <text:p>803.233</text:p>
          </table:table-cell>
          <table:table-cell office:value-type="float" office:value="871.99900000000002" table:style-name="ce1">
            <text:p>871.999</text:p>
          </table:table-cell>
          <table:table-cell office:value-type="float" office:value="816.60599999999999" table:style-name="ce1">
            <text:p>816.606</text:p>
          </table:table-cell>
          <table:table-cell office:value-type="float" office:value="825.423" table:style-name="ce1">
            <text:p>825.423</text:p>
          </table:table-cell>
          <table:table-cell office:value-type="float" office:value="828.50300000000004" table:style-name="ce1">
            <text:p>828.503</text:p>
          </table:table-cell>
          <table:table-cell office:value-type="float" office:value="810.29600000000005" table:style-name="ce1">
            <text:p>810.296</text:p>
          </table:table-cell>
          <table:table-cell office:value-type="float" office:value="818.52499999999998" table:style-name="ce1">
            <text:p>818.525</text:p>
          </table:table-cell>
          <table:table-cell office:value-type="float" office:value="805.77" table:style-name="ce1">
            <text:p>805.77</text:p>
          </table:table-cell>
          <table:table-cell office:value-type="float" office:value="807.37599999999998" table:style-name="ce1">
            <text:p>807.376</text:p>
          </table:table-cell>
          <table:table-cell office:value-type="float" office:value="813.39800000000002" table:style-name="ce1">
            <text:p>813.398</text:p>
          </table:table-cell>
          <table:table-cell table:style-name="ce1"/>
          <table:table-cell office:value-type="float" office:value="3.3733404266656457" table:formula="of:=[.$B$2]/[.B12]" table:style-name="ce1">
            <text:p>3.373340427</text:p>
          </table:table-cell>
          <table:table-cell office:value-type="float" office:value="11" table:style-name="ce1">
            <text:p>11</text:p>
          </table:table-cell>
          <table:table-cell table:number-columns-repeated="1636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60.61449999999991" table:formula="of:=SUM([.C13:.L13])/10" table:style-name="ce1">
            <text:p>760.6145</text:p>
          </table:table-cell>
          <table:table-cell office:value-type="float" office:value="745.43600000000004" table:style-name="ce1">
            <text:p>745.436</text:p>
          </table:table-cell>
          <table:table-cell office:value-type="float" office:value="772.72799999999995" table:style-name="ce1">
            <text:p>772.728</text:p>
          </table:table-cell>
          <table:table-cell office:value-type="float" office:value="746.39" table:style-name="ce1">
            <text:p>746.39</text:p>
          </table:table-cell>
          <table:table-cell office:value-type="float" office:value="768.48900000000003" table:style-name="ce1">
            <text:p>768.489</text:p>
          </table:table-cell>
          <table:table-cell office:value-type="float" office:value="773.33900000000006" table:style-name="ce1">
            <text:p>773.339</text:p>
          </table:table-cell>
          <table:table-cell office:value-type="float" office:value="755.63099999999997" table:style-name="ce1">
            <text:p>755.631</text:p>
          </table:table-cell>
          <table:table-cell office:value-type="float" office:value="781.52499999999998" table:style-name="ce1">
            <text:p>781.525</text:p>
          </table:table-cell>
          <table:table-cell office:value-type="float" office:value="758.38300000000004" table:style-name="ce1">
            <text:p>758.383</text:p>
          </table:table-cell>
          <table:table-cell office:value-type="float" office:value="749.90099999999995" table:style-name="ce1">
            <text:p>749.901</text:p>
          </table:table-cell>
          <table:table-cell office:value-type="float" office:value="754.32299999999998" table:style-name="ce1">
            <text:p>754.323</text:p>
          </table:table-cell>
          <table:table-cell table:style-name="ce1"/>
          <table:table-cell office:value-type="float" office:value="3.6372170133490749" table:formula="of:=[.$B$2]/[.B13]" table:style-name="ce1">
            <text:p>3.637217013</text:p>
          </table:table-cell>
          <table:table-cell office:value-type="float" office:value="12" table:style-name="ce1">
            <text:p>12</text:p>
          </table:table-cell>
          <table:table-cell table:number-columns-repeated="1636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67.90120000000002" table:formula="of:=SUM([.C14:.L14])/10" table:style-name="ce1">
            <text:p>767.9012</text:p>
          </table:table-cell>
          <table:table-cell office:value-type="float" office:value="742.197" table:style-name="ce1">
            <text:p>742.197</text:p>
          </table:table-cell>
          <table:table-cell office:value-type="float" office:value="728.97900000000004" table:style-name="ce1">
            <text:p>728.979</text:p>
          </table:table-cell>
          <table:table-cell office:value-type="float" office:value="913.53099999999995" table:style-name="ce1">
            <text:p>913.531</text:p>
          </table:table-cell>
          <table:table-cell office:value-type="float" office:value="760.18700000000001" table:style-name="ce1">
            <text:p>760.187</text:p>
          </table:table-cell>
          <table:table-cell office:value-type="float" office:value="750.62800000000004" table:style-name="ce1">
            <text:p>750.628</text:p>
          </table:table-cell>
          <table:table-cell office:value-type="float" office:value="737.32500000000005" table:style-name="ce1">
            <text:p>737.325</text:p>
          </table:table-cell>
          <table:table-cell office:value-type="float" office:value="747.12699999999995" table:style-name="ce1">
            <text:p>747.127</text:p>
          </table:table-cell>
          <table:table-cell office:value-type="float" office:value="739.56100000000004" table:style-name="ce1">
            <text:p>739.561</text:p>
          </table:table-cell>
          <table:table-cell office:value-type="float" office:value="725.81500000000005" table:style-name="ce1">
            <text:p>725.815</text:p>
          </table:table-cell>
          <table:table-cell office:value-type="float" office:value="833.66200000000003" table:style-name="ce1">
            <text:p>833.662</text:p>
          </table:table-cell>
          <table:table-cell table:style-name="ce1"/>
          <table:table-cell office:value-type="float" office:value="3.6027030560702333" table:formula="of:=[.$B$2]/[.B14]" table:style-name="ce1">
            <text:p>3.602703056</text:p>
          </table:table-cell>
          <table:table-cell office:value-type="float" office:value="13" table:style-name="ce1">
            <text:p>13</text:p>
          </table:table-cell>
          <table:table-cell table:number-columns-repeated="1636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25.88219999999978" table:formula="of:=SUM([.C15:.L15])/10" table:style-name="ce1">
            <text:p>825.8822</text:p>
          </table:table-cell>
          <table:table-cell office:value-type="float" office:value="781.12" table:style-name="ce1">
            <text:p>781.12</text:p>
          </table:table-cell>
          <table:table-cell office:value-type="float" office:value="795.21900000000005" table:style-name="ce1">
            <text:p>795.219</text:p>
          </table:table-cell>
          <table:table-cell office:value-type="float" office:value="816.15800000000002" table:style-name="ce1">
            <text:p>816.158</text:p>
          </table:table-cell>
          <table:table-cell office:value-type="float" office:value="817.38599999999997" table:style-name="ce1">
            <text:p>817.386</text:p>
          </table:table-cell>
          <table:table-cell office:value-type="float" office:value="808.61500000000001" table:style-name="ce1">
            <text:p>808.615</text:p>
          </table:table-cell>
          <table:table-cell office:value-type="float" office:value="810.89599999999996" table:style-name="ce1">
            <text:p>810.896</text:p>
          </table:table-cell>
          <table:table-cell office:value-type="float" office:value="968.88499999999999" table:style-name="ce1">
            <text:p>968.885</text:p>
          </table:table-cell>
          <table:table-cell office:value-type="float" office:value="830.39099999999996" table:style-name="ce1">
            <text:p>830.391</text:p>
          </table:table-cell>
          <table:table-cell office:value-type="float" office:value="841.65" table:style-name="ce1">
            <text:p>841.65</text:p>
          </table:table-cell>
          <table:table-cell office:value-type="float" office:value="788.50199999999995" table:style-name="ce1">
            <text:p>788.502</text:p>
          </table:table-cell>
          <table:table-cell table:style-name="ce1"/>
          <table:table-cell office:value-type="float" office:value="3.3497755491037347" table:formula="of:=[.$B$2]/[.B15]" table:style-name="ce1">
            <text:p>3.349775549</text:p>
          </table:table-cell>
          <table:table-cell office:value-type="float" office:value="14" table:style-name="ce1">
            <text:p>14</text:p>
          </table:table-cell>
          <table:table-cell table:number-columns-repeated="1636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76.38699999999994" table:formula="of:=SUM([.C16:.L16])/10" table:style-name="ce1">
            <text:p>776.387</text:p>
          </table:table-cell>
          <table:table-cell office:value-type="float" office:value="766.29899999999998" table:style-name="ce1">
            <text:p>766.299</text:p>
          </table:table-cell>
          <table:table-cell office:value-type="float" office:value="768.48900000000003" table:style-name="ce1">
            <text:p>768.489</text:p>
          </table:table-cell>
          <table:table-cell office:value-type="float" office:value="781.96199999999999" table:style-name="ce1">
            <text:p>781.962</text:p>
          </table:table-cell>
          <table:table-cell office:value-type="float" office:value="782.51800000000003" table:style-name="ce1">
            <text:p>782.518</text:p>
          </table:table-cell>
          <table:table-cell office:value-type="float" office:value="769.68499999999995" table:style-name="ce1">
            <text:p>769.685</text:p>
          </table:table-cell>
          <table:table-cell office:value-type="float" office:value="771.18100000000004" table:style-name="ce1">
            <text:p>771.181</text:p>
          </table:table-cell>
          <table:table-cell office:value-type="float" office:value="759.94200000000001" table:style-name="ce1">
            <text:p>759.942</text:p>
          </table:table-cell>
          <table:table-cell office:value-type="float" office:value="763.41200000000003" table:style-name="ce1">
            <text:p>763.412</text:p>
          </table:table-cell>
          <table:table-cell office:value-type="float" office:value="819.73500000000001" table:style-name="ce1">
            <text:p>819.735</text:p>
          </table:table-cell>
          <table:table-cell office:value-type="float" office:value="780.64700000000005" table:style-name="ce1">
            <text:p>780.647</text:p>
          </table:table-cell>
          <table:table-cell table:style-name="ce1"/>
          <table:table-cell office:value-type="float" office:value="3.5633260216876375" table:formula="of:=[.$B$2]/[.B16]" table:style-name="ce1">
            <text:p>3.563326022</text:p>
          </table:table-cell>
          <table:table-cell office:value-type="float" office:value="15" table:style-name="ce1">
            <text:p>15</text:p>
          </table:table-cell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tudent </meta:initial-creator>
    <dc:creator>Przemyslaw Kleszcz</dc:creator>
    <meta:creation-date>2016-06-09T21:10:35Z</meta:creation-date>
    <dc:date>2018-04-15T15:56:21Z</dc:date>
    <meta:editing-cycles>1</meta:editing-cycles>
    <meta:editing-duration>PT44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94488188976pt" svg:width="453.5150393700787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Średni czas obliczeń[m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Liczba procesów[n]</text:p>
            </chart:title>
            <chart:categories table:cell-range-address="Arkusz1.$A$2:.$A$16"/>
          </chart:axis>
          <chart:series chart:values-cell-range-address="Arkusz1.$B$2:.$B$16" chart:class="chart:line" chart:attached-axis="primary-y" chart:style-name="G0S0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Przyspieszenie [n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Liczba procesów[n]</text:p>
            </chart:title>
          </chart:axis>
          <chart:series chart:label-cell-address="Arkusz1.$N$1" chart:values-cell-range-address="Arkusz1.$N$2:.$N$16" chart:class="chart:line" chart:attached-axis="primary-y" chart:style-name="G0S0">
            <chart:data-point chart:repeated="15"/>
          </chart:series>
          <chart:series chart:label-cell-address="Arkusz1.$O$1" chart:values-cell-range-address="Arkusz1.$O$2:.$O$16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